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Hiperv_237_nculo" style:data-style-name="N0">
      <style:table-cell-properties fo:border="thin solid #000000" style:vertical-align="middle" fo:wrap-option="wrap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0.29229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3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s y Censos - INE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NSANUT_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BDD_DATOS_ABIERTOS_ENSANUT_2018_CSV_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43.311 hogares donde se investigó la ENSANUT, encuesta que recopila información sobre salud sexual y reproductiva, salud en la niñez, estado nutricional, <text:s/>acceso a programas de primera infancia, además de datos sobre acceso a los servicios de salud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3">
            <text:p><text:a xlink:href="http://www.telecomunicacione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1-08-12T00:00:00" table:style-name="ce5">
            <text:p>2021-08-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An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3">
            <text:p>Bases de datos de la Encuesta Nacional de Salud y Nutrición - ENSANUT 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6">
            <text:p>S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ponsable</text:p>
          </table:table-cell>
          <table:table-cell office:value-type="string" table:style-name="ce7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Salud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URI</text:p>
          </table:table-cell>
          <table:table-cell office:value-type="string" table:style-name="ce3">
            <text:p>https://www.ecuadorencifras.gob.ec/salud-salud-reproductiva-y-nutricion/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P</meta:initial-creator>
    <dc:creator>INEC Natali Mendoza</dc:creator>
    <meta:creation-date>2020-12-02T17:01:11Z</meta:creation-date>
    <dc:date>2021-08-13T00:00:36Z</dc:date>
  </office:meta>
</office:document-meta>
</file>